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42cm"/>
    </style:style>
    <style:style style:name="co3" style:family="table-column">
      <style:table-column-properties fo:break-before="auto" style:column-width="4.39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2pt" style:language-asian="en" style:country-asian="US" style:language-complex="en" style:country-complex="US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  <style:style style:name="T1" style:family="text">
      <style:text-properties fo:color="#000000" style:font-name="Helvetica" fo:language="en" fo:country="US" style:font-name-asian="Helvetica" style:font-size-asian="12pt" style:font-name-complex="Helvetica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>
            <text:p>&amp;<text:span text:style-name="T1">P412478</text:span> = CULC 43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#project: obta</text:p>
          </table:table-cell>
          <table:table-cell table:number-columns-repeated="1023"/>
        </table:table-row>
        <table:table-row table:style-name="ro2">
          <table:table-cell office:value-type="string">
            <text:p>#atf: lang akk-x-oldbab</text:p>
          </table:table-cell>
          <table:table-cell table:number-columns-repeated="1023"/>
        </table:table-row>
        <table:table-row table:style-name="ro2">
          <table:table-cell office:value-type="string">
            <text:p>#atf: use unicode</text:p>
          </table:table-cell>
          <table:table-cell table:number-columns-repeated="1023"/>
        </table:table-row>
        <table:table-row table:style-name="ro2">
          <table:table-cell office:value-type="string">
            <text:p>#atf: use legacy</text:p>
          </table:table-cell>
          <table:table-cell table:number-columns-repeated="1023"/>
        </table:table-row>
        <table:table-row table:style-name="ro2">
          <table:table-cell office:value-type="string">
            <text:p>#atf: use math</text:p>
          </table:table-cell>
          <table:table-cell table:number-columns-repeated="1023"/>
        </table:table-row>
        <table:table-row table:style-name="ro2">
          <table:table-cell office:value-type="string">
            <text:p>#atf: use mylines</text:p>
          </table:table-cell>
          <table:table-cell table:number-columns-repeated="1023"/>
        </table:table-row>
        <table:table-row table:style-name="ro2">
          <table:table-cell office:value-type="string">
            <text:p>@table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GU₄-HI.A</text:p>
          </table:table-cell>
          <table:table-cell office:value-type="string">
            <text:p>{še}MUR.GU₄</text:p>
          </table:table-cell>
          <table:table-cell office:value-type="string">
            <text:p>⸢DUH⸣</text:p>
          </table:table-cell>
          <table:table-cell office:value-type="string">
            <text:p>IN.NU.DA</text:p>
          </table:table-cell>
          <table:table-cell office:value-type="string">
            <text:p>MU-BI.IM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alpū[bull]N; </text:p>
          </table:table-cell>
          <table:table-cell office:value-type="string">
            <text:p>imrûm[fodder]N; </text:p>
          </table:table-cell>
          <table:table-cell office:value-type="string">
            <text:p>tuhhum[bran]N; </text:p>
          </table:table-cell>
          <table:table-cell office:value-type="string">
            <text:p>tibnum[straw]N; </text:p>
          </table:table-cell>
          <table:table-cell office:value-type="string">
            <text:p>šumšu[name]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#note: I thank Gertrud and Walter Farber for the reading of ŠE.MUR.GU₄ in this line.</text:p>
          </table:table-cell>
          <table:table-cell table:number-columns-repeated="1023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float" office:value="2.44">
            <text:p>2.44</text:p>
          </table:table-cell>
          <table:table-cell office:value-type="string">
            <text:p>1(AŠ) &lt;GUR&gt; 2(BARIG) 1(BAN₂)</text:p>
          </table:table-cell>
          <table:table-cell office:value-type="string">
            <text:p>1(AŠ) &lt;GUR&gt; 2(BARIG)</text:p>
          </table:table-cell>
          <table:table-cell office:value-type="string">
            <text:p>6(AŠ) &lt;GUR&gt;</text:p>
          </table:table-cell>
          <table:table-cell office:value-type="string">
            <text:p>{d}EN.KI-ma-lik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n; n;</text:p>
          </table:table-cell>
          <table:table-cell office:value-type="string">
            <text:p>n; kur[unit]N; n; </text:p>
          </table:table-cell>
          <table:table-cell office:value-type="string">
            <text:p>n; kur[unit]N; </text:p>
          </table:table-cell>
          <table:table-cell office:value-type="string">
            <text:p>Ea-malik[1]P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4.</text:p>
          </table:table-cell>
          <table:table-cell office:value-type="string">
            <text:p>NÍG.Ú.RUM</text:p>
          </table:table-cell>
          <table:table-cell table:number-columns-repeated="3"/>
          <table:table-cell office:value-type="string">
            <text:p>{d}EN.LÍL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3"/>
          <table:table-cell office:value-type="string">
            <text:p>Enlil[1]D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5.</text:p>
          </table:table-cell>
          <table:table-cell office:value-type="string">
            <text:p>3!.50</text:p>
          </table:table-cell>
          <table:table-cell office:value-type="string">
            <text:p>1(AŠ) &lt;GUR&gt; 2(BARIG) 1 (BAN₂) X</text:p>
          </table:table-cell>
          <table:table-cell office:value-type="string">
            <text:p>2(AŠ) &lt;GUR&gt;</text:p>
          </table:table-cell>
          <table:table-cell office:value-type="string">
            <text:p>6(AŠ) &lt;GUR&gt;</text:p>
          </table:table-cell>
          <table:table-cell office:value-type="string">
            <text:p>i-din-{d}UTU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; </text:p>
          </table:table-cell>
          <table:table-cell office:value-type="string">
            <text:p>n; kur[unit]N; n; n; X; X; </text:p>
          </table:table-cell>
          <table:table-cell office:value-type="string">
            <text:p>n; kur[unit]N; </text:p>
          </table:table-cell>
          <table:table-cell office:value-type="string">
            <text:p>n; kur[unit]N; </text:p>
          </table:table-cell>
          <table:table-cell office:value-type="string">
            <text:p>Iddin-Šamaš[1]P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7.</text:p>
          </table:table-cell>
          <table:table-cell office:value-type="string">
            <text:p>NÍG.Ú.RUM</text:p>
          </table:table-cell>
          <table:table-cell table:number-columns-repeated="3"/>
          <table:table-cell office:value-type="string">
            <text:p>{d}UTU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3"/>
          <table:table-cell office:value-type="string">
            <text:p>Šamaš[1]D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8.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3(BAN₂)</text:p>
          </table:table-cell>
          <table:table-cell office:value-type="string">
            <text:p>1(AŠ) &lt;GUR&gt;</text:p>
          </table:table-cell>
          <table:table-cell office:value-type="string">
            <text:p>ia-ú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table:number-columns-repeated="3" office:value-type="string">
            <text:p>n; </text:p>
          </table:table-cell>
          <table:table-cell office:value-type="string">
            <text:p>n; kur[unit]N; </text:p>
          </table:table-cell>
          <table:table-cell office:value-type="string">
            <text:p>yāʾu[mine]PP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NÍG.Ú.RUM</text:p>
          </table:table-cell>
          <table:table-cell table:number-columns-repeated="3"/>
          <table:table-cell office:value-type="string">
            <text:p>{d}NANNA</text:p>
          </table:table-cell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>
            <text:p>namkūr[property]N; </text:p>
          </table:table-cell>
          <table:table-cell table:number-columns-repeated="3"/>
          <table:table-cell office:value-type="string">
            <text:p>Nanna[]DN</text:p>
          </table:table-cell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 |</text:p>
          </table:table-cell>
          <table:table-cell office:value-type="string" table:number-columns-spanned="5" table:number-rows-spanned="1">
            <text:p>ŠU É.GAL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5" table:number-rows-spanned="1">
            <text:p>+qātu[hand//responsibility]N'N$qāt; +ēkallu[palace]N$ēkallim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3. |</text:p>
          </table:table-cell>
          <table:table-cell office:value-type="string" table:number-columns-spanned="5" table:number-rows-spanned="1">
            <text:p>{iti}DU₆!.KÙ! U₄ 23-KAM BA.ZAL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5" table:number-rows-spanned="1">
            <text:p>Tašritu[1]MN; ūm[day]N; n; +nasāhu[tear out//elapse]V'V$issuh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4. |</text:p>
          </table:table-cell>
          <table:table-cell office:value-type="string" table:number-columns-spanned="5" table:number-rows-spanned="1">
            <text:p>%s mu ús-sa 5-kam ì-si-in;-na ì-dab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#lem: </text:p>
          </table:table-cell>
          <table:table-cell office:value-type="string" table:number-columns-spanned="5" table:number-rows-spanned="1">
            <text:p>mu[year]; us[follow]; n; Isin[1]; dab[seize]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number-columns-repeated="256"/>
          <table:table-cell table:style-name="Default" table:number-columns-repeated="768"/>
        </table:table-row>
        <table:table-row table:style-name="ro2">
          <table:table-cell office:value-type="string">
            <text:p>@translation parallel en project</text:p>
          </table:table-cell>
          <table:table-cell table:number-columns-repeated="1023"/>
        </table:table-row>
        <table:table-row table:style-name="ro2">
          <table:table-cell office:value-type="string">
            <text:p>@ob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>
            <text:p>Bulls</text:p>
          </table:table-cell>
          <table:table-cell office:value-type="string">
            <text:p>Fodder</text:p>
          </table:table-cell>
          <table:table-cell office:value-type="string">
            <text:p>Bran</text:p>
          </table:table-cell>
          <table:table-cell office:value-type="string">
            <text:p>Straw</text:p>
          </table:table-cell>
          <table:table-cell office:value-type="string">
            <text:p>Its name</text:p>
          </table:table-cell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>
            <text:p>2 44</text:p>
          </table:table-cell>
          <table:table-cell office:value-type="string">
            <text:p>1 @gur 130 @sila</text:p>
          </table:table-cell>
          <table:table-cell office:value-type="string">
            <text:p>1 @gur 120 @sila</text:p>
          </table:table-cell>
          <table:table-cell office:value-type="string">
            <text:p>6 @gur</text:p>
          </table:table-cell>
          <table:table-cell office:value-type="string">
            <text:p>Ea-malik</text:p>
          </table:table-cell>
          <table:table-cell table:number-columns-repeated="1018"/>
        </table:table-row>
        <table:table-row table:style-name="ro2">
          <table:table-cell office:value-type="string">
            <text:p>$ 1 line blank</text:p>
          </table:table-cell>
          <table:table-cell table:number-columns-repeated="1023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5" table:number-rows-spanned="1">
            <text:p>Property of Enlil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5.</text:p>
          </table:table-cell>
          <table:table-cell office:value-type="string">
            <text:p>3 50</text:p>
          </table:table-cell>
          <table:table-cell office:value-type="string">
            <text:p>1 @gur 130 @sila</text:p>
          </table:table-cell>
          <table:table-cell office:value-type="string">
            <text:p>12 @gur</text:p>
          </table:table-cell>
          <table:table-cell office:value-type="string">
            <text:p>6 @gur</text:p>
          </table:table-cell>
          <table:table-cell office:value-type="string">
            <text:p>Iddin-Šamaš</text:p>
          </table:table-cell>
          <table:table-cell table:number-columns-repeated="1018"/>
        </table:table-row>
        <table:table-row table:style-name="ro2">
          <table:table-cell office:value-type="string">
            <text:p>$ 1 line blank</text:p>
          </table:table-cell>
          <table:table-cell table:number-columns-repeated="2"/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>
            <text:p>7.</text:p>
          </table:table-cell>
          <table:table-cell office:value-type="string" table:number-columns-spanned="5" table:number-rows-spanned="1">
            <text:p>Property of Šamaš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8.</text:p>
          </table:table-cell>
          <table:table-cell office:value-type="string">
            <text:p>16</text:p>
          </table:table-cell>
          <table:table-cell office:value-type="string">
            <text:p>30 @sila</text:p>
          </table:table-cell>
          <table:table-cell office:value-type="string">
            <text:p>30 @sila</text:p>
          </table:table-cell>
          <table:table-cell office:value-type="string">
            <text:p>1 @gur</text:p>
          </table:table-cell>
          <table:table-cell office:value-type="string">
            <text:p>Mine</text:p>
          </table:table-cell>
          <table:table-cell table:number-columns-repeated="1018"/>
        </table:table-row>
        <table:table-row table:style-name="ro2">
          <table:table-cell office:value-type="string">
            <text:p>@reverse</text:p>
          </table:table-cell>
          <table:table-cell table:number-columns-repeated="1023"/>
        </table:table-row>
        <table:table-row table:style-name="ro2">
          <table:table-cell office:value-type="string">
            <text:p>1.</text:p>
          </table:table-cell>
          <table:table-cell office:value-type="string" table:number-columns-spanned="5" table:number-rows-spanned="1">
            <text:p>Property of Nanna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$ single ruling</text:p>
          </table:table-cell>
          <table:table-cell table:number-columns-repeated="1023"/>
        </table:table-row>
        <table:table-row table:style-name="ro2">
          <table:table-cell office:value-type="string">
            <text:p>2.</text:p>
          </table:table-cell>
          <table:table-cell office:value-type="string" table:number-columns-spanned="5" table:number-rows-spanned="1">
            <text:p>Responsibility of the palace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3.</text:p>
          </table:table-cell>
          <table:table-cell office:value-type="string" table:number-columns-spanned="5" table:number-rows-spanned="1">
            <text:p>Tašritu (Month VI), day 23 has elapsed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office:value-type="string">
            <text:p>4.</text:p>
          </table:table-cell>
          <table:table-cell office:value-type="string" table:number-columns-spanned="5" table:number-rows-spanned="1">
            <text:p>Year: the fifth following that in which he seized Isin.</text:p>
          </table:table-cell>
          <table:covered-table-cell table:number-columns-repeated="4"/>
          <table:table-cell table:number-columns-repeated="1018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2">12/01/2013</text:date>, <text:time>22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7-25T11:12:31</meta:creation-date>
    <meta:editing-duration>PT00H22M48S</meta:editing-duration>
    <meta:editing-cycles>18</meta:editing-cycles>
    <meta:generator>NeoOffice/3.2.1$Unix OpenOffice.org_project/Patch 8</meta:generator>
    <meta:initial-creator>Eleanor Robson</meta:initial-creator>
    <dc:date>2013-01-12T22:26:14</dc:date>
    <dc:creator>Eleanor Robson</dc:creator>
    <meta:document-statistic meta:table-count="3" meta:cell-count="136" meta:object-count="0"/>
  </office:meta>
</office:document-meta>
</file>